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wiss"/>
    <style:font-face style:name="Liberation Sans" svg:font-family="'Liberation Sans'" style:font-family-generic="swiss"/>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style:writing-mode="lr-tb"/>
    </style:style>
    <style:style style:name="T1"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T2" style:family="text">
      <style:text-properties style:text-outline="false" style:text-line-through-style="none" style:text-line-through-type="none" style:font-name="Arial Unicode MS" fo:font-size="10pt" fo:font-style="normal" fo:text-shadow="none" style:text-underline-style="none" fo:font-weight="normal" style:font-size-asian="10pt" style:font-style-asian="normal" style:font-weight-asian="normal" style:text-emphasiz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2"><text:span text:style-name="T1">A pupil of Plato, Aristotle became one of history's most significant thinkers. Born in 384 BCE in Stagira, he contributed extensively to philosophy, science, and ethics. His works encompass a wide range of topics, from metaphysics and ethics to politics and biology. Aristotle's emphasis on observation and empirical reasoning laid the groundwork for scientific inquiry. Plato was his most influential teach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wiss"/>
    <style:font-face style:name="Liberation Sans" svg:font-family="'Liberation Sans'" style:font-family-generic="swiss"/>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n" fo:country="AU"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Calibri" fo:font-size="12pt" fo:language="en" fo:country="AU"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family="Calibri" style:font-family-generic="swiss"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Arial Unicode MS"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3T15:27:11.484077536</meta:creation-date>
    <dc:date>2024-02-23T15:27:23.024060162</dc:date>
    <meta:editing-duration>PT11S</meta:editing-duration>
    <meta:editing-cycles>1</meta:editing-cycles>
    <meta:document-statistic meta:table-count="0" meta:image-count="0" meta:object-count="0" meta:page-count="1" meta:paragraph-count="1" meta:word-count="61" meta:character-count="410" meta:non-whitespace-character-count="350"/>
    <meta:generator>LibreOffice/7.5.9.2$MacOSX_AARCH64 LibreOffice_project/cdeefe45c17511d326101eed8008ac4092f278a9</meta:generator>
  </office:meta>
</office:document-meta>
</file>